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ngleRegisteredInvocation.removeL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RegisteredInvocation.get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RegisteredInvocation.add( Invocation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RegisteredInvocation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RegisteredInvocation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